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Содержание_3a_Заголовок">
      <style:paragraph-properties fo:break-before="page"/>
    </style:style>
    <style:style style:name="P2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5" style:family="paragraph" style:parent-style-name="Заголовок1">
      <style:paragraph-properties fo:break-before="page"/>
    </style:style>
    <style:style style:name="P6" style:family="paragraph" style:parent-style-name="Титульник_3a_Шапка" style:master-page-name="Титульник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">Содержание</text:p>
          </text:index-title>
          <text:p text:style-name="P3"><text:a xlink:type="simple" xlink:href="#1.Введение|outline" text:style-name="Internet_20_link" text:visited-style-name="Internet_20_link">1. Введение</text:a><text:tab/>3</text:p>
          <text:p text:style-name="P2"><text:a xlink:type="simple" xlink:href="#1.1.Цель|outline" text:style-name="Internet_20_link" text:visited-style-name="Internet_20_link">1.1. Цель</text:a><text:tab/>3</text:p>
          <text:p text:style-name="P2"><text:a xlink:type="simple" xlink:href="#1.2.Область действия|outline" text:style-name="Internet_20_link" text:visited-style-name="Internet_20_link">1.2. Область действия</text:a><text:tab/>3</text:p>
          <text:p text:style-name="P2"><text:a xlink:type="simple" xlink:href="#1.3.Определения и сокращения|outline" text:style-name="Internet_20_link" text:visited-style-name="Internet_20_link">1.3. Определения и сокращения</text:a><text:tab/>3</text:p>
          <text:p text:style-name="P2"><text:a xlink:type="simple" xlink:href="#1.4.Ссылки|outline" text:style-name="Internet_20_link" text:visited-style-name="Internet_20_link">1.4. Ссылки</text:a><text:tab/>3</text:p>
          <text:p text:style-name="P2"><text:a xlink:type="simple" xlink:href="#1.5.Краткое описание|outline" text:style-name="Internet_20_link" text:visited-style-name="Internet_20_link">1.5. Краткое описание</text:a><text:tab/>4</text:p>
          <text:p text:style-name="P3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2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2"><text:a xlink:type="simple" xlink:href="#2.2.Предполагаемое решение|outline" text:style-name="Internet_20_link" text:visited-style-name="Internet_20_link">2.2. Предполагаемое решение</text:a><text:tab/>4</text:p>
        </text:index-body>
      </text:table-of-content>
      <text:h text:style-name="P4" text:outline-level="1"/>
      <text:h text:style-name="P5" text:outline-level="1">Введение</text:h>
      <text:h text:style-name="Заголовок2" text:outline-level="2">Цель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2" text:outline-level="2">Область действия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2" text:outline-level="2">Определения и сокращения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2" text:outline-level="2">Ссылки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2" text:outline-level="2"><text:soft-page-break/>Краткое описание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1" text:outline-level="1">Предметная область проекта</text:h>
      <text:h text:style-name="Заголовок2" text:outline-level="2">Существующие проблемы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2" text:outline-level="2">Предполагаемое решение</text:h>
      <text:p text:style-name="Текст">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Пися</text:p>
      <text:h text:style-name="Заголовок3" text:outline-level="3">Какая-то бяка</text:h>
      <text:p text:style-name="Текст">Фвыаыфвафвыафыва</text:p>
      <text:h text:style-name="Заголовок3" text:outline-level="3">Другая бяка</text:h>
      <text:p text:style-name="Текст">фвыаыфваыфвавыфаыфвафы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3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199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Список_20_с_20_точками" style:display-name="Список с точками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1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1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2-26T02:22:06">26.02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4</text:page-number> / <text:page-count>4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6T02:22:06</dc:date>
    <meta:editing-duration>PT08H01M06S</meta:editing-duration>
    <meta:editing-cycles>27</meta:editing-cycles>
    <meta:generator>OpenOffice.org/3.1$Linux OpenOffice.org_project/310m19$Build-9420</meta:generator>
    <dc:creator>Vladimir Parfinenko</dc:creator>
    <meta:document-statistic meta:table-count="1" meta:image-count="0" meta:object-count="0" meta:page-count="4" meta:paragraph-count="41" meta:word-count="121" meta:character-count="2875"/>
  </office:meta>
</office:document-meta>
</file>